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188cm" fo:min-width="8.812cm"/>
    </style:style>
    <style:style style:name="gr3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="gradient" draw:fill-gradient-name="Grison" draw:textarea-horizontal-align="justify" draw:textarea-vertical-align="middle" draw:auto-grow-height="false" fo:min-height="0.449cm" fo:min-width="0.199cm"/>
    </style:style>
    <style:style style:name="gr5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936cm" fo:min-width="6.138cm"/>
    </style:style>
    <style:style style:name="gr6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936cm" fo:min-width="6.147cm"/>
    </style:style>
    <style:style style:name="gr7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188cm" fo:min-width="4.34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9" style:family="graphic" style:parent-style-name="standard">
      <style:graphic-properties draw:stroke="none" svg:stroke-color="#000000" draw:fill="none" draw:fill-color="#ffffff" fo:min-height="0.87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Grison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Estrangelo Nisi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8.985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9.906cm" svg:height="2.032cm" svg:x="4.73cm" svg:y="4.391cm">
          <text:p text:style-name="P2">Display choice of what role to pick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4cm" svg:y1="3.286cm" svg:x2="9.683cm" svg:y2="4.391cm" draw:start-shape="id1" draw:start-glue-point="8" draw:end-shape="id2" draw:end-glue-point="0" svg:d="M9684 3286l-1 1105" svg:viewBox="0 0 2 1106">
          <text:p/>
        </draw:connector>
        <draw:custom-shape draw:style-name="gr4" draw:text-style-name="P5" xml:id="id3" draw:id="id3" draw:layer="layout" svg:width="1.397cm" svg:height="1.397cm" svg:x="8.958cm" svg:y="8.355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683cm" svg:y1="6.423cm" svg:x2="9.657cm" svg:y2="8.355cm" draw:start-shape="id2" draw:start-glue-point="2" draw:end-shape="id3" draw:end-glue-point="4" svg:d="M9683 6423l-26 1932" svg:viewBox="0 0 27 1933">
          <text:p/>
        </draw:connector>
        <draw:custom-shape draw:style-name="gr5" draw:text-style-name="P3" xml:id="id4" draw:id="id4" draw:layer="layout" svg:width="7.128cm" svg:height="1.676cm" svg:x="2.365cm" svg:y="12.392cm">
          <text:p text:style-name="P2">Start </text:p>
          <text:p text:style-name="P2"><text:span text:style-name="T1">ReceiveCallActivit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7.137cm" svg:height="1.676cm" svg:x="9.732cm" svg:y="12.393cm">
          <text:p text:style-name="P2">Start </text:p>
          <text:p text:style-name="P2"><text:span text:style-name="T1">MakeCallActivit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8.958cm" svg:y1="9.054cm" svg:x2="5.929cm" svg:y2="12.392cm" draw:start-shape="id3" draw:start-glue-point="5" draw:end-shape="id4" draw:end-glue-point="0" svg:d="M8958 9054h-3029v3338" svg:viewBox="0 0 3030 3339">
          <text:p/>
        </draw:connector>
        <draw:connector draw:style-name="gr3" draw:text-style-name="P4" draw:layer="layout" svg:x1="10.355cm" svg:y1="9.054cm" svg:x2="13.3cm" svg:y2="12.393cm" draw:start-shape="id3" draw:start-glue-point="7" draw:end-shape="id5" draw:end-glue-point="0" svg:d="M10355 9054h2945v3339" svg:viewBox="0 0 2946 3340">
          <text:p/>
        </draw:connector>
        <draw:custom-shape draw:style-name="gr4" draw:text-style-name="P5" xml:id="id6" draw:id="id6" draw:layer="layout" svg:width="1.397cm" svg:height="1.397cm" svg:x="8.921cm" svg:y="16.3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929cm" svg:y1="14.068cm" svg:x2="8.921cm" svg:y2="17.054cm" draw:start-shape="id4" draw:start-glue-point="2" draw:end-shape="id6" draw:end-glue-point="5" svg:d="M5929 14068v2986h2992" svg:viewBox="0 0 2993 2987">
          <text:p/>
        </draw:connector>
        <draw:connector draw:style-name="gr3" draw:text-style-name="P4" draw:layer="layout" svg:x1="13.3cm" svg:y1="14.069cm" svg:x2="10.318cm" svg:y2="17.054cm" draw:start-shape="id5" draw:start-glue-point="2" draw:end-shape="id6" draw:end-glue-point="7" svg:d="M13300 14069v2985h-2982" svg:viewBox="0 0 2983 2986">
          <text:p/>
        </draw:connector>
        <draw:custom-shape draw:style-name="gr7" draw:text-style-name="P3" xml:id="id7" draw:id="id7" draw:layer="layout" svg:width="5.435cm" svg:height="2.032cm" svg:x="6.895cm" svg:y="18.935cm">
          <text:p text:style-name="P2">Terminat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2cm" svg:y1="17.752cm" svg:x2="9.612cm" svg:y2="18.935cm" draw:start-shape="id6" draw:start-glue-point="6" draw:end-shape="id7" svg:d="M9620 17752l-8 1183" svg:viewBox="0 0 9 1184">
          <text:p/>
        </draw:connector>
        <draw:connector draw:style-name="gr3" draw:text-style-name="P4" draw:layer="layout" draw:type="line" svg:x1="9.612cm" svg:y1="20.967cm" svg:x2="9.597cm" svg:y2="22.23cm" draw:start-shape="id7" draw:start-glue-point="2" draw:end-shape="id8" draw:end-glue-point="0" svg:d="M9612 20967l-15 1263" svg:viewBox="0 0 16 1264">
          <text:p/>
        </draw:connector>
        <draw:g xml:id="id8" draw:id="id8">
          <draw:custom-shape draw:style-name="gr1" draw:text-style-name="P1" draw:layer="layout" svg:width="1.397cm" svg:height="1.397cm" svg:x="8.895cm" svg:y="22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1.397cm" svg:height="1.397cm" svg:x="8.903cm" svg:y="22.23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gr9" draw:text-style-name="P7" draw:layer="layout" svg:width="7.112cm" svg:height="1.128cm" svg:x="1.037cm" svg:y="8.05cm">
          <draw:text-box>
            <text:p>Select “Receive A Call”</text:p>
          </draw:text-box>
        </draw:frame>
        <draw:frame draw:style-name="gr9" draw:text-style-name="P7" draw:layer="layout" svg:width="7.112cm" svg:height="1.128cm" svg:x="11.337cm" svg:y="8.05cm">
          <draw:text-box>
            <text:p>Select “Make A Call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2" style:font-size-asian="24pt" style:language-asian="zh" style:country-asian="CN" style:font-name-complex="Nimbus Sans 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2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5T10:19:01.743795783</dc:date>
    <meta:editing-duration>PT1H26M28S</meta:editing-duration>
    <meta:editing-cycles>27</meta:editing-cycles>
    <meta:generator>LibreOffice/5.0.5.2$Linux_X86_64 LibreOffice_project/00m0$Build-2</meta:generator>
    <meta:document-statistic meta:object-count="20"/>
  </office:meta>
</office:document-meta>
</file>